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8" style:family="table-row">
      <style:table-row-properties style:min-row-height="0.783cm" style:keep-together="true" fo:keep-together="auto"/>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7" style:family="paragraph" style:parent-style-name="Standard">
      <style:paragraph-properties fo:margin-top="0cm" fo:margin-bottom="0cm" fo:line-height="100%" style:snap-to-layout-grid="false"/>
      <style:text-properties fo:font-size="10pt" style:font-size-asian="10pt" style:font-size-complex="10pt"/>
    </style:style>
    <style:style style:name="P8"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9"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font-weight-complex="bold"/>
    </style:style>
    <style:style style:name="P12"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style:text-properties fo:font-size="9pt" style:font-size-asian="9pt" style:font-size-complex="9pt"/>
    </style:style>
    <style:style style:name="P14" style:family="paragraph" style:parent-style-name="Standard">
      <style:paragraph-properties fo:margin-top="0cm" fo:margin-bottom="0cm" fo:line-height="100%" style:snap-to-layout-grid="false"/>
      <style:text-properties fo:font-size="9pt" style:font-size-asian="9pt" style:font-size-complex="9pt"/>
    </style:style>
    <style:style style:name="P15" style:family="paragraph" style:parent-style-name="Standard">
      <style:paragraph-properties fo:margin-top="0cm" fo:margin-bottom="0cm" fo:line-height="100%" style:snap-to-layout-grid="false"/>
      <style:text-properties fo:font-size="9pt" fo:font-weight="bold" style:font-size-asian="9pt" style:font-weight-asian="bold" style:font-size-complex="9pt" style:font-weight-complex="bold"/>
    </style:style>
    <style:style style:name="P16" style:family="paragraph" style:parent-style-name="Standard">
      <style:paragraph-properties fo:margin-top="0cm" fo:margin-bottom="0cm" fo:line-height="100%" fo:text-align="center" style:justify-single-word="false"/>
      <style:text-properties fo:font-size="9pt" fo:font-weight="bold" style:font-size-asian="9pt" style:font-weight-asian="bold" style:font-size-complex="9pt"/>
    </style:style>
    <style:style style:name="P17" style:family="paragraph" style:parent-style-name="Standard">
      <style:paragraph-properties fo:margin-top="0cm" fo:margin-bottom="0cm" fo:line-height="100%" fo:text-align="center" style:justify-single-word="false" style:snap-to-layout-grid="false"/>
      <style:text-properties fo:font-size="9pt" fo:font-weight="bold" style:font-size-asian="9pt" style:font-weight-asian="bold" style:font-size-complex="9pt"/>
    </style:style>
    <style:style style:name="P18" style:family="paragraph" style:parent-style-name="Standard">
      <style:paragraph-properties fo:margin-top="0cm" fo:margin-bottom="0cm" fo:line-height="100%"/>
      <style:text-properties fo:font-size="9pt" fo:font-weight="normal" style:font-size-asian="9pt" style:font-weight-asian="normal" style:font-name-complex="Calibri" style:font-size-complex="9pt" style:font-weight-complex="normal"/>
    </style:style>
    <style:style style:name="P19"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weight="bold" style:font-weight-asian="bold"/>
    </style:style>
    <style:style style:name="T5" style:family="text">
      <style:text-properties fo:font-size="9pt" style:font-size-asian="9pt" style:font-size-complex="9pt"/>
    </style:style>
    <style:style style:name="T6" style:family="text">
      <style:text-properties fo:font-size="9pt" fo:font-weight="bold" style:font-size-asian="9pt" style:font-weight-asian="bold"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normal" style:font-size-asian="9pt" style:font-weight-asian="normal" style:font-name-complex="Calibri" style:font-size-complex="9pt" style:font-weight-complex="normal"/>
    </style:style>
    <style:style style:name="T9"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ums</text:p>
          </table:table-cell>
          <table:table-cell table:style-name="Table1.B1" office:value-type="string">
            <text:p text:style-name="P4">Tēma</text:p>
          </table:table-cell>
          <table:table-cell table:style-name="Table1.B1" office:value-type="string">
            <text:p text:style-name="P4">St.sk.</text:p>
          </table:table-cell>
          <table:table-cell table:style-name="Table1.B1" office:value-type="string">
            <text:p text:style-name="P4">Paraksts</text:p>
          </table:table-cell>
          <table:table-cell table:style-name="Table1.E1" office:value-type="string">
            <text:p text:style-name="P4">Uzvārds</text:p>
          </table:table-cell>
        </table:table-row>
        <table:table-row table:style-name="Table1.1">
          <table:table-cell table:style-name="Table1.A2" office:value-type="string">
            <text:p text:style-name="P10"><text:text-input text:description="">${group.lectures[0].date?string("dd.MM.yy")}</text:text-input></text:p>
          </table:table-cell>
          <table:table-cell table:style-name="Table1.B2" office:value-type="string">
            <text:p text:style-name="P2"><text:span text:style-name="T2">CEĻU SATIKSMI REGLAMENTĒJOŠIE NORMATĪVIE AKTI</text:span><text:span text:style-name="T1"> </text:span></text:p>
            <text:p text:style-name="P5">Ceļu satiksmi regulējošo normatīvo aktu sistēma.</text:p>
            <text:p text:style-name="P5">Vadītāja atbildība par ceļu satiksmi reglamentējošo normatīvo aktu pārkāpumiem.</text:p>
          </table:table-cell>
          <table:table-cell table:style-name="Table1.B2" office:value-type="string">
            <text:p text:style-name="P10"/>
            <text:p text:style-name="P9">2</text:p>
            <text:p text:style-name="P9">2</text:p>
          </table:table-cell>
          <table:table-cell table:style-name="Table1.B2" office:value-type="string">
            <text:p text:style-name="P7"/>
          </table:table-cell>
          <table:table-cell table:style-name="Table1.E2"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1].date?string("dd.MM.yy")}</text:text-input></text:p>
          </table:table-cell>
          <table:table-cell table:style-name="Table1.B3" office:value-type="string">
            <text:p text:style-name="P11">CEĻU SATIKSMES NOTEKUMI</text:p>
            <text:p text:style-name="P5">Vispārīgie jautājumi. Gājēju un pasažieru pienākumi.Vadītāju pienākumi. Vadītāju pienākumi īpašos gadījumos.</text:p>
            <text:p text:style-name="P5">Kravas un pasažieru pārvadāšana.</text:p>
          </table:table-cell>
          <table:table-cell table:style-name="Table1.B3" office:value-type="string">
            <text:p text:style-name="P10">3</text:p>
            <text:p text:style-name="P9">1</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2].date?string("dd.MM.yy")}</text:text-input></text:p>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text:span text:style-name="T4"><text:text-input text:description="">${group.rulesTeacher}</text:text-input></text:span></text:p>
          </table:table-cell>
        </table:table-row>
        <table:table-row table:style-name="Table1.1">
          <table:table-cell table:style-name="Table1.A3" office:value-type="string">
            <text:p text:style-name="P10"><text:text-input text:description="">${group.lectures[3].date?string("dd.MM.yy")}</text:text-input></text:p>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text:span text:style-name="T4"><text:text-input text:description="">${group.rulesTeacher}</text:text-input></text:span></text:p>
          </table:table-cell>
        </table:table-row>
        <table:table-row table:style-name="Table1.1">
          <table:table-cell table:style-name="Table1.A3" office:value-type="string">
            <text:p text:style-name="P10"><text:text-input text:description="">${group.lectures[4].date?string("dd.MM.yy")}</text:text-input></text:p>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text:span text:style-name="T4"><text:text-input text:description="">${group.rulesTeacher}</text:text-input></text:span></text:p>
          </table:table-cell>
        </table:table-row>
        <table:table-row table:style-name="Table1.1">
          <table:table-cell table:style-name="Table1.A3" office:value-type="string">
            <text:p text:style-name="P10"><text:text-input text:description="">${group.lectures[5].date?string("dd.MM.yy")}</text:text-input></text:p>
          </table:table-cell>
          <table:table-cell table:style-name="Table1.B3" office:value-type="string">
            <text:p text:style-name="P6">Transportlīdzekļu braukšanas, manevrēšanas, apstāšanās un stāvēšanas kārtība.</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text:span text:style-name="T4"><text:text-input text:description="">${group.rulesTeacher}</text:text-input></text:span></text:p>
          </table:table-cell>
        </table:table-row>
        <table:table-row table:style-name="Table1.8">
          <table:table-cell table:style-name="Table1.A3" office:value-type="string">
            <text:p text:style-name="P10"><text:text-input text:description="">${group.lectures[6].date?string("dd.MM.yy")}</text:text-input></text:p>
          </table:table-cell>
          <table:table-cell table:style-name="Table1.B3" office:value-type="string">
            <text:p text:style-name="P7">Transportlīdzekļu braukšanas, manevrēšanas, apstāšanās un stāvēšanas kārtība.</text:p>
            <text:p text:style-name="P3">Ceļu satiksmes regulēšana</text:p>
          </table:table-cell>
          <table:table-cell table:style-name="Table1.B3" office:value-type="string">
            <text:p text:style-name="P10">2</text:p>
            <text:p text:style-name="P9">2</text:p>
          </table:table-cell>
          <table:table-cell table:style-name="Table1.B3" office:value-type="string">
            <text:p text:style-name="P7"/>
          </table:table-cell>
          <table:table-cell table:style-name="Table1.E3" office:value-type="string">
            <text:p text:style-name="P19"><text:span text:style-name="T4"><text:text-input text:description="">${group.rulesTeacher}</text:text-input></text:span></text:p>
          </table:table-cell>
        </table:table-row>
        <table:table-row table:style-name="Table1.1">
          <table:table-cell table:style-name="Table1.A3" office:value-type="string">
            <text:p text:style-name="P10"><text:text-input text:description="">${group.lectures[7].date?string("dd.MM.yy")}</text:text-input><text:soft-page-break/></text:p>
          </table:table-cell>
          <table:table-cell table:style-name="Table1.B3" office:value-type="string">
            <text:p text:style-name="P7">Krustojumu pārbraukšana.</text:p>
            <text:p text:style-name="P5"><text:soft-page-break/>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0">3</text:p>
            <text:p text:style-name="P9"><text:soft-page-break/>1</text:p>
          </table:table-cell>
          <table:table-cell table:style-name="Table1.B3" office:value-type="string">
            <text:p text:style-name="P7"/>
          </table:table-cell>
          <table:table-cell table:style-name="Table1.E3" office:value-type="string">
            <text:p text:style-name="P19"><text:text-input text:description="">${group.rulesTeacher}</text:text-input><text:soft-page-break/></text:p>
          </table:table-cell>
        </table:table-row>
        <table:table-row table:style-name="Table1.1">
          <table:table-cell table:style-name="Table1.A3" office:value-type="string">
            <text:p text:style-name="P10"><text:text-input text:description="">${group.lectures[8].date?string("dd.MM.yy")}</text:text-input></text:p>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9].date?string("dd.MM.yy")}</text:text-input></text:p>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ext:p text:style-name="P3">Transportlīdzekļu tehniskais stāvoklis un iekārtojums.</text:p>
          </table:table-cell>
          <table:table-cell table:style-name="Table1.B3" office:value-type="string">
            <text:p text:style-name="P10">2</text:p>
            <text:p text:style-name="P9"/>
            <text:p text:style-name="P9"/>
            <text:p text:style-name="P9">2</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10].date?string("dd.MM.yy")}</text:text-input></text:p>
          </table:table-cell>
          <table:table-cell table:style-name="Table1.B3" office:value-type="string">
            <text:p text:style-name="P7">Transportlīdzekļu reģistrācija, numura zīmes un pazīšanas zīmes.</text:p>
            <text:p text:style-name="P8">CEĻU SATIKSMES DROŠĪBA</text:p>
            <text:p text:style-name="P3">Motocikla vadītāja ekipējums.</text:p>
            <text:p text:style-name="P3">Spēki, kas darbojas uz automobili. Slīdes.</text:p>
          </table:table-cell>
          <table:table-cell table:style-name="Table1.B3" office:value-type="string">
            <text:p text:style-name="P10">2</text:p>
            <text:p text:style-name="P9"/>
            <text:p text:style-name="P9">1</text:p>
            <text:p text:style-name="P9">1</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11].date?string("dd.MM.yy")}</text:text-input></text:p>
          </table:table-cell>
          <table:table-cell table:style-name="Table1.B3" office:value-type="string">
            <text:p text:style-name="P7">Distance un intervāls. Apstāšanās un bremzēšanas ceļš. Akvaplanēšana. Apdzīšana</text:p>
            <text:p text:style-name="P3">Transportlīdzekļu vadīšana diennakts tumšajā laikā. Transportlīdzekļu vadīšana dažādos ceļa apstākļos un dažādās satiksmes situācijās. Transportlīdzekļu ekonomiska vadīšana</text:p>
          </table:table-cell>
          <table:table-cell table:style-name="Table1.B3" office:value-type="string">
            <text:p text:style-name="P10">2</text:p>
            <text:p text:style-name="P9">2</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12].date?string("dd.MM.yy")}</text:text-input></text:p>
          </table:table-cell>
          <table:table-cell table:style-name="Table1.B3" office:value-type="string">
            <text:p text:style-name="P14">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3">Motocikla vadīšanas specifika piedaloties ceļu satiksmē</text:p>
          </table:table-cell>
          <table:table-cell table:style-name="Table1.B3" office:value-type="string">
            <text:p text:style-name="P10">2</text:p>
            <text:p text:style-name="P9"/>
            <text:p text:style-name="P9"/>
            <text:p text:style-name="P9">2</text:p>
          </table:table-cell>
          <table:table-cell table:style-name="Table1.B3" office:value-type="string">
            <text:p text:style-name="P7"/>
          </table:table-cell>
          <table:table-cell table:style-name="Table1.E3" office:value-type="string">
            <text:p text:style-name="P19"><text:text-input text:description="">${group.rulesTeacher}</text:text-input></text:p>
          </table:table-cell>
        </table:table-row>
        <table:table-row table:style-name="Table1.1">
          <table:table-cell table:style-name="Table1.A3" office:value-type="string">
            <text:p text:style-name="P10"><text:text-input text:description="">${group.lectures[13].date?string("dd.MM.yy")}</text:text-input></text:p>
          </table:table-cell>
          <table:table-cell table:style-name="Table1.B3" office:value-type="string">
            <text:p text:style-name="P15">TEHNISKĀ INFORMĀCIJA</text:p>
            <text:p text:style-name="P18">Motora uzbūve, darbības pamatprincipi.</text:p>
            <text:p text:style-name="P18">Dzesēšanas un eļļošanas sistēmas.</text:p>
            <text:p text:style-name="P18">Barošanas sistēmas</text:p>
            <text:p text:style-name="P18">Elektroiekārtas</text:p>
            <text:p text:style-name="P18">Transmisija</text:p>
            <text:p text:style-name="P18">Gaitas iekārta</text:p>
            <text:p text:style-name="P18">Stūres iekārta</text:p>
            <text:p text:style-name="P18">Bremžu sistēma</text:p>
          </table:table-cell>
          <table:table-cell table:style-name="Table1.B3" office:value-type="string">
            <text:p text:style-name="P17"/>
            <text:p text:style-name="P16">0,5</text:p>
            <text:p text:style-name="P16">0,5</text:p>
            <text:p text:style-name="P16">0,5</text:p>
            <text:p text:style-name="P16">0,5</text:p>
            <text:p text:style-name="P16">1</text:p>
            <text:p text:style-name="P16">0,5</text:p>
            <text:p text:style-name="P16">0,5</text:p>
            <text:p text:style-name="P16">1</text:p>
          </table:table-cell>
          <table:table-cell table:style-name="Table1.B3" office:value-type="string">
            <text:p text:style-name="P7"/>
          </table:table-cell>
          <table:table-cell table:style-name="Table1.E3" office:value-type="string">
            <text:p text:style-name="P19"><text:span text:style-name="T9"><text:text-input text:description="">${group.rulesTeacher}</text:text-input></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4:36:00</meta:creation-date>
    <dc:date>2013-04-23T21:31:25.86</dc:date>
    <meta:print-date>2013-04-23T11:41:00</meta:print-date>
    <meta:editing-cycles>5</meta:editing-cycles>
    <meta:editing-duration>PT8M33S</meta:editing-duration>
    <meta:generator>OpenOffice.org/3.3$Win32 OpenOffice.org_project/330m20$Build-9567</meta:generator>
    <meta:document-statistic meta:table-count="1" meta:image-count="0" meta:object-count="0" meta:page-count="2" meta:paragraph-count="97" meta:word-count="327" meta:character-count="3408"/>
  </office:meta>
</office:document-meta>
</file>